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6cm" fo:min-width="0.362cm"/>
    </style:style>
    <style:style style:name="gr2" style:family="graphic" style:parent-style-name="standard">
      <style:graphic-properties svg:stroke-width="0.028cm" svg:stroke-color="#2e006f" draw:marker-start-width="0.242cm" draw:marker-end-width="0.242cm" draw:fill-color="#e4a82f" draw:textarea-horizontal-align="justify" draw:textarea-vertical-align="middle" draw:auto-grow-height="false" fo:min-height="2.474cm" fo:min-width="6.038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middle" draw:auto-grow-height="false" fo:min-height="2.474cm" fo:min-width="6.039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2e006f" draw:marker-start-width="0.242cm" draw:marker-end-width="0.242cm" draw:fill-color="#a4f7fd" draw:textarea-horizontal-align="justify" draw:textarea-vertical-align="middle" draw:auto-grow-height="false" fo:min-height="2.474cm" fo:min-width="6.039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2.474cm" fo:min-width="6.039cm" fo:padding-top="0.139cm" fo:padding-bottom="0.139cm" fo:padding-left="0.264cm" fo:padding-right="0.264cm"/>
      <style:paragraph-properties style:writing-mode="lr-tb"/>
    </style:style>
    <style:style style:name="gr6" style:family="graphic" style:parent-style-name="objectwithoutfill">
      <style:graphic-properties svg:stroke-width="0.081cm" svg:stroke-color="#2e006f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2e006f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2e006f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paragraph-properties fo:margin-top="0.66cm" fo:margin-bottom="0cm" style:writing-mode="lr-tb"/>
      <style:text-properties fo:color="#2e006f" loext:opacity="100%" style:font-name="Century Gothic" fo:font-size="32pt" fo:font-weight="bold"/>
    </style:style>
    <style:style style:name="P2" style:family="paragraph">
      <style:paragraph-properties fo:margin-top="0.66cm" fo:margin-bottom="0cm" fo:text-align="center" style:writing-mode="lr-tb"/>
      <style:text-properties fo:color="#2e006f" loext:opacity="100%" style:font-name="Century Gothic" fo:font-size="32pt" fo:font-weight="bold"/>
    </style:style>
    <style:style style:name="P3" style:family="paragraph">
      <loext:graphic-properties draw:fill-color="#e4a82f"/>
      <style:paragraph-properties fo:margin-top="0.66cm" fo:margin-bottom="0cm" fo:text-align="center" style:writing-mode="lr-tb"/>
      <style:text-properties fo:color="#2e006f" loext:opacity="100%" style:font-name="Century Gothic" fo:font-size="32pt" fo:font-weight="bold"/>
    </style:style>
    <style:style style:name="P4" style:family="paragraph">
      <loext:graphic-properties draw:fill-color="#ecdda4"/>
      <style:paragraph-properties fo:margin-top="0.66cm" fo:margin-bottom="0cm" fo:text-align="center" style:writing-mode="lr-tb"/>
      <style:text-properties fo:color="#2e006f" loext:opacity="100%" style:font-name="Century Gothic" fo:font-size="32pt" fo:font-weight="bold"/>
    </style:style>
    <style:style style:name="P5" style:family="paragraph">
      <loext:graphic-properties draw:fill-color="#a4f7fd"/>
      <style:paragraph-properties fo:margin-top="0.66cm" fo:margin-bottom="0cm" fo:text-align="center" style:writing-mode="lr-tb"/>
      <style:text-properties fo:color="#2e006f" loext:opacity="100%" style:font-name="Century Gothic" fo:font-size="32pt" fo:font-weight="bold"/>
    </style:style>
    <style:style style:name="P6" style:family="paragraph">
      <loext:graphic-properties draw:fill-color="#ab97fd"/>
      <style:paragraph-properties fo:margin-top="0.66cm" fo:margin-bottom="0cm" fo:text-align="center" style:writing-mode="lr-tb"/>
      <style:text-properties fo:color="#2e006f" loext:opacity="100%" style:font-name="Century Gothic" fo:font-size="32pt" fo:font-weight="bold"/>
    </style:style>
    <style:style style:name="P7" style:family="paragraph">
      <loext:graphic-properties draw:fill="none"/>
      <style:paragraph-properties fo:margin-top="0.66cm" fo:margin-bottom="0cm" fo:text-align="center"/>
      <style:text-properties fo:color="#2e006f" loext:opacity="100%" style:font-name="Century Gothic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2.036cm" svg:x="-2.05cm" svg:y="5.652cm">
          <draw:text-box>
            <text:p/>
          </draw:text-box>
        </draw:frame>
        <draw:custom-shape draw:style-name="gr2" draw:text-style-name="P3" xml:id="id4" draw:id="id4" draw:layer="layout" svg:width="6.538cm" svg:height="2.724cm" svg:x="1.22cm" svg:y="4.56cm">
          <text:p text:style-name="P2">cluster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539cm" svg:height="2.724cm" svg:x="5.579cm" svg:y="8.919cm">
          <text:p text:style-name="P2">Workers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6.539cm" svg:height="2.724cm" svg:x="9.394cm" svg:y="13.279cm">
          <text:p text:style-name="P2">Executors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6.539cm" svg:height="2.724cm" svg:x="13.753cm" svg:y="18.183cm">
          <text:p text:style-name="P2">Tasks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8.848cm" svg:y1="11.643cm" svg:x2="12.663cm" svg:y2="13.279cm" draw:start-shape="id1" draw:start-glue-point="2" draw:end-shape="id2" draw:end-glue-point="0" svg:d="M8848 11643l3815 1636" svg:viewBox="0 0 3816 1637">
          <text:p/>
        </draw:connector>
        <draw:connector draw:style-name="gr7" draw:text-style-name="P7" draw:layer="layout" draw:type="line" svg:x1="12.663cm" svg:y1="16.003cm" svg:x2="17.022cm" svg:y2="18.183cm" draw:start-shape="id2" draw:start-glue-point="2" draw:end-shape="id3" draw:end-glue-point="0" svg:d="M12663 16003l4359 2180" svg:viewBox="0 0 4360 2181">
          <text:p/>
        </draw:connector>
        <draw:connector draw:style-name="gr8" draw:text-style-name="P7" draw:layer="layout" draw:type="line" svg:x1="4.489cm" svg:y1="7.284cm" svg:x2="8.848cm" svg:y2="8.919cm" draw:start-shape="id4" draw:start-glue-point="2" draw:end-shape="id1" draw:end-glue-point="0" svg:d="M4489 7284l4359 1635" svg:viewBox="0 0 4360 1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2T16:45:35.794310216</meta:creation-date>
    <dc:date>2021-05-09T18:44:01.495223256</dc:date>
    <meta:editing-duration>PT8M32S</meta:editing-duration>
    <meta:editing-cycles>2</meta:editing-cycles>
    <meta:generator>LibreOffice/7.1.2.2$MacOSX_X86_64 LibreOffice_project/8a45595d069ef5570103caea1b71cc9d82b2aae4</meta:generator>
    <meta:document-statistic meta:object-count="8"/>
  </office:meta>
</office:document-meta>
</file>